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i-sans-serif" svg:font-family="ui-sans-serif, system-ui, apple-system, BlinkMacSystemFont, 'Segoe UI', Roboto, 'Helvetica Neue', Arial, 'Noto Sans', sans-serif, 'Apple Color Emoji', 'Segoe UI Emoji', 'Segoe UI Symbol', 'Noto Color Emoj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awasdee" svg:font-family="Sawasdee" style:font-pitch="variable"/>
    <style:font-face style:name="Sawasdee3" svg:font-family="Sawasdee" style:font-adornments="Bold" style:font-pitch="variable"/>
    <style:font-face style:name="Sawasdee1" svg:font-family="Sawasdee" style:font-adornments="Italic" style:font-pitch="variable"/>
    <style:font-face style:name="Sawasdee2" svg:font-family="Sawasde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style:font-name="Sawasdee" officeooo:rsid="005b9318" officeooo:paragraph-rsid="005b9318"/>
    </style:style>
    <style:style style:name="P2" style:family="paragraph" style:parent-style-name="Text_20_body">
      <style:paragraph-properties fo:text-align="center" style:justify-single-word="false" fo:break-before="page"/>
      <style:text-properties style:font-name="Sawasdee" officeooo:paragraph-rsid="005b9318"/>
    </style:style>
    <style:style style:name="P3" style:family="paragraph" style:parent-style-name="Text_20_body">
      <style:text-properties style:font-name="Sawasdee"/>
    </style:style>
    <style:style style:name="P4" style:family="paragraph" style:parent-style-name="Text_20_body">
      <style:text-properties style:font-name="Sawasdee" officeooo:rsid="007d4d3e" officeooo:paragraph-rsid="007d4d3e"/>
    </style:style>
    <style:style style:name="P5" style:family="paragraph" style:parent-style-name="Title">
      <style:text-properties style:font-name="Sawasdee"/>
    </style:style>
    <style:style style:name="P6" style:family="paragraph" style:parent-style-name="Title">
      <style:text-properties style:font-name="Sawasdee" officeooo:paragraph-rsid="007d4d3e"/>
    </style:style>
    <style:style style:name="P7" style:family="paragraph" style:parent-style-name="Title">
      <style:text-properties officeooo:paragraph-rsid="00883012"/>
    </style:style>
    <style:style style:name="P8" style:family="paragraph" style:parent-style-name="Title">
      <style:text-properties style:font-name="Sawasdee" fo:font-size="28pt" fo:font-weight="bold" officeooo:rsid="008a3f9e" officeooo:paragraph-rsid="008a3f9e" style:font-name-asian="Noto Sans CJK SC" style:font-size-asian="28pt" style:font-weight-asian="bold" style:font-name-complex="Lohit Devanagari" style:font-size-complex="28pt" style:font-weight-complex="bold"/>
    </style:style>
    <style:style style:name="P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1">
      <style:text-properties style:font-name="Sawasdee3" fo:font-size="18.2000007629395pt" fo:font-weight="bold" officeooo:rsid="008a3f9e" officeooo:paragraph-rsid="008a3f9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3" style:family="paragraph" style:parent-style-name="Heading_20_1">
      <style:paragraph-properties fo:break-before="page"/>
      <style:text-properties style:font-name="Sawasdee3" fo:font-size="18.2000007629395pt" fo:font-weight="bold" officeooo:rsid="008d9c86" officeooo:paragraph-rsid="008d9c8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4" style:family="paragraph" style:parent-style-name="Heading_20_1">
      <style:paragraph-properties fo:break-before="page"/>
      <style:text-properties style:font-name="Sawasdee3" fo:font-size="18.2000007629395pt" fo:font-weight="bold" officeooo:rsid="008d9c86" officeooo:paragraph-rsid="0093400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5" style:family="paragraph" style:parent-style-name="Text_20_body">
      <style:text-properties style:font-name="Sawasdee"/>
    </style:style>
    <style:style style:name="P16" style:family="paragraph" style:parent-style-name="Text_20_body">
      <style:paragraph-properties fo:text-align="center" style:justify-single-word="false"/>
      <style:text-properties style:font-name="Sawasdee" fo:font-size="28pt" fo:font-weight="bold" officeooo:rsid="00883012" officeooo:paragraph-rsid="00883012" style:font-name-asian="Noto Sans CJK SC" style:font-size-asian="28pt" style:font-weight-asian="bold" style:font-name-complex="Lohit Devanagari" style:font-size-complex="28pt" style:font-weight-complex="bold"/>
    </style:style>
    <style:style style:name="P17" style:family="paragraph" style:parent-style-name="Text_20_body">
      <style:text-properties style:font-name="Sawasdee" fo:font-size="12pt" fo:font-weight="normal" officeooo:rsid="008a3f9e" officeooo:paragraph-rsid="008a3f9e" style:font-name-asian="Noto Sans CJK SC" style:font-size-asian="10.5pt" style:font-weight-asian="normal" style:font-name-complex="Lohit Devanagari" style:font-size-complex="12pt" style:font-weight-complex="normal"/>
    </style:style>
    <style:style style:name="P18" style:family="paragraph" style:parent-style-name="Text_20_body" style:list-style-name="L3">
      <style:text-properties style:font-name="Sawasdee" fo:font-size="12pt" fo:font-weight="normal" officeooo:rsid="008a3f9e" officeooo:paragraph-rsid="008a3f9e" style:font-name-asian="Noto Sans CJK SC" style:font-size-asian="10.5pt" style:font-weight-asian="normal" style:font-name-complex="Lohit Devanagari" style:font-size-complex="12pt" style:font-weight-complex="normal"/>
    </style:style>
    <style:style style:name="P19" style:family="paragraph" style:parent-style-name="Text_20_body">
      <style:text-properties style:font-name="Sawasdee" fo:font-size="12pt" fo:font-weight="normal" officeooo:rsid="008d9c86" officeooo:paragraph-rsid="008d9c86" style:font-name-asian="Noto Sans CJK SC" style:font-size-asian="10.5pt" style:font-weight-asian="normal" style:font-name-complex="Lohit Devanagari" style:font-size-complex="12pt" style:font-weight-complex="normal"/>
    </style:style>
    <style:style style:name="P20" style:family="paragraph" style:parent-style-name="Text_20_body">
      <style:text-properties style:font-name="Sawasdee" officeooo:rsid="008a3f9e" officeooo:paragraph-rsid="008a3f9e"/>
    </style:style>
    <style:style style:name="P21" style:family="paragraph" style:parent-style-name="Text_20_body">
      <style:text-properties officeooo:paragraph-rsid="008a3f9e"/>
    </style:style>
    <style:style style:name="P22" style:family="paragraph" style:parent-style-name="Text_20_body">
      <style:text-properties officeooo:paragraph-rsid="008d9c86"/>
    </style:style>
    <style:style style:name="P23" style:family="paragraph" style:parent-style-name="Text_20_body">
      <style:text-properties style:font-name="FreeMono" fo:font-size="8pt" style:font-size-asian="8pt" style:font-size-complex="8pt"/>
    </style:style>
    <style:style style:name="P24" style:family="paragraph" style:parent-style-name="Text_20_body">
      <style:text-properties officeooo:paragraph-rsid="00934000"/>
    </style:style>
    <style:style style:name="T1" style:family="text">
      <style:text-properties officeooo:rsid="00821f2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34000" style:font-weight-asian="normal" style:font-weight-complex="normal"/>
    </style:style>
    <style:style style:name="T4" style:family="text">
      <style:text-properties fo:font-size="12pt" fo:font-weight="normal" officeooo:rsid="00934000" style:font-size-asian="12pt" style:font-weight-asian="normal" style:font-size-complex="12pt" style:font-weight-complex="normal"/>
    </style:style>
    <style:style style:name="T5" style:family="text">
      <style:text-properties style:font-name="Sawasdee" fo:font-size="12pt" fo:font-weight="normal" officeooo:rsid="008a3f9e" style:font-name-asian="Noto Sans CJK SC" style:font-size-asian="10.5pt" style:font-weight-asian="normal" style:font-name-complex="Lohit Devanagari" style:font-size-complex="12pt" style:font-weight-complex="normal"/>
    </style:style>
    <style:style style:name="T6" style:family="text">
      <style:text-properties style:font-name="Sawasdee" officeooo:rsid="007d4d3e"/>
    </style:style>
    <style:style style:name="T7" style:family="text">
      <style:text-properties style:font-name="Sawasdee" officeooo:rsid="008a3f9e"/>
    </style:style>
    <style:style style:name="T8" style:family="text">
      <style:text-properties officeooo:rsid="007d4d3e"/>
    </style:style>
    <style:style style:name="T9" style:family="text">
      <style:text-properties fo:font-variant="normal" fo:text-transform="none" fo:color="#374151" fo:letter-spacing="normal" fo:font-style="normal"/>
    </style:style>
    <style:style style:name="T10" style:family="text">
      <style:text-properties style:font-name="FreeMono" fo:font-size="8pt" style:font-size-asian="8pt" style:font-size-complex="8pt"/>
    </style:style>
    <style:style style:name="T11" style:family="text">
      <style:text-properties style:font-name="FreeMono" fo:font-size="8pt" fo:font-weight="normal" style:font-size-asian="8pt" style:font-weight-asian="normal" style:font-size-complex="8pt" style:font-weight-complex="normal"/>
    </style:style>
    <style:style style:name="T12" style:family="text">
      <style:text-properties style:font-name="Sawasdee3" fo:font-size="18.2000007629395pt" fo:font-weight="bold" officeooo:rsid="008d9c8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" style:family="text">
      <style:text-properties officeooo:rsid="008f000d"/>
    </style:style>
    <style:style style:name="T14" style:family="text">
      <style:text-properties officeooo:rsid="00934000"/>
    </style:style>
    <style:style style:name="T15" style:family="text">
      <style:text-properties style:font-name="Sawasdee"/>
    </style:style>
    <style:style style:name="T16" style:family="text">
      <style:text-properties style:font-name="Sawasdee" fo:font-weight="normal" style:font-weight-asian="normal" style:font-weight-complex="normal"/>
    </style:style>
    <style:style style:name="T17" style:family="text">
      <style:text-properties style:font-name="Sawasdee" fo:font-weight="normal" officeooo:rsid="00934000" style:font-weight-asian="normal" style:font-weight-complex="normal"/>
    </style:style>
    <style:style style:name="T18" style:family="text">
      <style:text-properties style:font-name="Sawasdee" fo:font-size="18.2000007629395pt" fo:font-weight="normal" officeooo:rsid="00934000" style:font-size-asian="18.2000007629395pt" style:font-weight-asian="normal" style:font-size-complex="18.2000007629395pt" style:font-weight-complex="normal"/>
    </style:style>
    <style:style style:name="T19" style:family="text">
      <style:text-properties style:font-name="Sawasdee" fo:font-size="12pt" fo:font-weight="normal" officeooo:rsid="00934000" style:font-size-asian="12pt" style:font-weight-asian="normal" style:font-size-complex="12pt" style:font-weight-complex="normal"/>
    </style:style>
    <style:style style:name="T20" style:family="text">
      <style:text-properties style:font-name="Sawasdee" fo:font-size="12pt" fo:font-weight="normal" officeooo:rsid="00935664" style:font-size-asian="12pt" style:font-weight-asian="normal" style:font-size-complex="12pt" style:font-weight-complex="normal"/>
    </style:style>
    <style:style style:name="T21" style:family="text">
      <style:text-properties style:font-name="Sawasdee" fo:font-size="12pt" fo:font-weight="normal" officeooo:rsid="0093c0df" style:font-size-asian="12pt" style:font-weight-asian="normal" style:font-size-complex="12pt" style:font-weight-complex="normal"/>
    </style:style>
    <style:style style:name="T22" style:family="text">
      <style:text-properties style:font-name="Sawasdee" fo:font-size="12pt" fo:font-weight="normal" officeooo:rsid="00934000" style:font-name-asian="Noto Sans Mono CJK SC" style:font-size-asian="12pt" style:font-weight-asian="normal" style:font-name-complex="Liberation Mono" style:font-size-complex="12pt" style:font-weight-complex="normal"/>
    </style:style>
    <style:style style:name="T23" style:family="text">
      <style:text-properties style:font-name="Sawasdee" fo:font-size="12pt" fo:font-weight="normal" officeooo:rsid="00935664" style:font-name-asian="Noto Sans Mono CJK SC" style:font-size-asian="12pt" style:font-weight-asian="normal" style:font-name-complex="Liberation Mono" style:font-size-complex="12pt" style:font-weight-complex="normal"/>
    </style:style>
    <style:style style:name="T24" style:family="text">
      <style:text-properties style:font-name="Sawasdee" fo:font-size="12pt" fo:font-weight="bold" officeooo:rsid="00934000" style:font-size-asian="12pt" style:font-weight-asian="bold" style:font-size-complex="12pt" style:font-weight-complex="bold"/>
    </style:style>
    <style:style style:name="T25" style:family="text">
      <style:text-properties style:font-name="Sawasdee" fo:font-weight="bold" style:font-weight-asian="bold" style:font-weight-complex="bold"/>
    </style:style>
    <style:style style:name="T26" style:family="text">
      <style:text-properties officeooo:rsid="0093566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>LPW </text:p>
      <text:p text:style-name="P6">Langages de programmation <text:span text:style-name="T8">web</text:span></text:p>
      <text:p text:style-name="P6"/>
      <text:p text:style-name="P7"><text:span text:style-name="T6">10</text:span><text:span text:style-name="T7">3</text:span></text:p>
      <text:p text:style-name="P8">JS-API</text:p>
      <text:p text:style-name="P16"/>
      <text:p text:style-name="P6"/>
      <text:p text:style-name="P4"/>
      <text:table-of-content text:style-name="Sect1" text:protected="true" text:name="Table of Contents1">
        <text:table-of-content-source text:outline-level="4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Table des matières</text:p>
          </text:index-title>
          <text:p text:style-name="P9"><text:a xlink:type="simple" xlink:href="#__RefHeading___Toc774_2384571749" text:style-name="Index_20_Link" text:visited-style-name="Index_20_Link">1 Objectif<text:tab/>3</text:a></text:p>
          <text:p text:style-name="P9"><text:a xlink:type="simple" xlink:href="#__RefHeading___Toc237_2450977963" text:style-name="Index_20_Link" text:visited-style-name="Index_20_Link">2 Technique de requête<text:tab/>4</text:a></text:p>
          <text:p text:style-name="P9"><text:a xlink:type="simple" xlink:href="#__RefHeading___Toc242_2450977963" text:style-name="Index_20_Link" text:visited-style-name="Index_20_Link">3 Mise en oeuvre<text:tab/>5</text:a></text:p>
          <text:p text:style-name="P10"><text:a xlink:type="simple" xlink:href="#__RefHeading___Toc244_2450977963" text:style-name="Index_20_Link" text:visited-style-name="Index_20_Link">3.1 La liste<text:tab/>5</text:a></text:p>
          <text:p text:style-name="P10"><text:a xlink:type="simple" xlink:href="#__RefHeading___Toc246_2450977963" text:style-name="Index_20_Link" text:visited-style-name="Index_20_Link">3.2 Le modal<text:tab/>5</text:a></text:p>
        </text:index-body>
      </text:table-of-content>
      <text:p text:style-name="P3"/>
      <text:p text:style-name="P2"/>
      <text:h text:style-name="P12" text:outline-level="1"><text:bookmark-start text:name="__RefHeading___Toc774_2384571749"/>Objectif<text:bookmark-end text:name="__RefHeading___Toc774_2384571749"/></text:h>
      <text:p text:style-name="P3"/>
      <text:p text:style-name="P20">Créer un moteur de recherche de Pokémon, permetttant </text:p>
      <text:p text:style-name="P17">Nous allons interroger une API publique (<text:a xlink:type="simple" xlink:href="https://pokeapi.co/" text:style-name="Internet_20_link" text:visited-style-name="Visited_20_Internet_20_Link">https://pokeapi.co/</text:a>) afin de créer une liste de pokemon que l’on puisse filtrer.</text:p>
      <text:p text:style-name="P21"><text:span text:style-name="T5">Lorsque l’on clique sur un pokemon dans la liste, une nouvelle requête API permettra l’affichage d’un modal présentera les caractéristiques suivantes:</text:span></text:p>
      <text:list xml:id="list1398748784" text:style-name="L3">
        <text:list-item>
          <text:p text:style-name="P18">son nom</text:p>
        </text:list-item>
        <text:list-item>
          <text:p text:style-name="P18">sa taille</text:p>
        </text:list-item>
        <text:list-item>
          <text:p text:style-name="P18">son poid</text:p>
        </text:list-item>
        <text:list-item>
          <text:p text:style-name="P18">son type</text:p>
        </text:list-item>
        <text:list-item>
          <text:p text:style-name="P18">son artwork (pas les sprites)</text:p>
        </text:list-item>
      </text:list>
      <text:p text:style-name="P17"/>
      <text:p text:style-name="P17"/>
      <text:h text:style-name="P13" text:outline-level="1"><text:bookmark-start text:name="__RefHeading___Toc237_2450977963"/>Technique de requ<text:span text:style-name="T13">ê</text:span>te<text:bookmark-end text:name="__RefHeading___Toc237_2450977963"/></text:h>
      <text:p text:style-name="P22"><text:span text:style-name="T12"/></text:p>
      <text:p text:style-name="P19">Nous utiliserons XMLHttpRequest <text:span text:style-name="T14">(ou Fetch si vous préférez)</text:span>, dont voici un exemple permettant de charger les détails du Pokémon Ditto:</text:p>
      <text:p text:style-name="P19"/>
      <text:p text:style-name="Text_20_body"><text:span text:style-name="Source_20_Text"><text:span text:style-name="T10">//create XMLHttpRequest object</text:span></text:span></text:p>
      <text:p text:style-name="Text_20_body"><text:span text:style-name="Source_20_Text"><text:span text:style-name="T10">const xhr = new XMLHttpRequest()</text:span></text:span></text:p>
      <text:p text:style-name="Text_20_body"><text:span text:style-name="Source_20_Text"><text:span text:style-name="T10"/></text:span></text:p>
      <text:p text:style-name="Text_20_body"><text:span text:style-name="Source_20_Text"><text:span text:style-name="T10">//open a get request with the remote server URL</text:span></text:span></text:p>
      <text:p text:style-name="Text_20_body"><text:span text:style-name="Source_20_Text"><text:span text:style-name="T10">xhr.open("GET", "https://pokeapi.co/api/v2/pokemon/ditto")</text:span></text:span></text:p>
      <text:p text:style-name="Text_20_body"><text:span text:style-name="Source_20_Text"><text:span text:style-name="T10">//send the Http request</text:span></text:span></text:p>
      <text:p text:style-name="Text_20_body"><text:span text:style-name="Source_20_Text"><text:span text:style-name="T10">xhr.send()</text:span></text:span></text:p>
      <text:p text:style-name="P23"/>
      <text:p text:style-name="Text_20_body"><text:span text:style-name="Source_20_Text"><text:span text:style-name="T10">//EVENT HANDLERS</text:span></text:span></text:p>
      <text:p text:style-name="P23"/>
      <text:p text:style-name="Text_20_body"><text:span text:style-name="Source_20_Text"><text:span text:style-name="T10">//triggered when the response is completed</text:span></text:span></text:p>
      <text:p text:style-name="Text_20_body"><text:span text:style-name="Source_20_Text"><text:span text:style-name="T10">xhr.onload = function() {</text:span></text:span></text:p>
      <text:p text:style-name="Text_20_body"><text:span text:style-name="Source_20_Text"><text:span text:style-name="T10"><text:s text:c="2"/>if (xhr.status === 200) {</text:span></text:span></text:p>
      <text:p text:style-name="Text_20_body"><text:span text:style-name="Source_20_Text"><text:span text:style-name="T10"><text:s text:c="4"/>//parse JSON</text:span></text:span></text:p>
      <text:p text:style-name="Text_20_body"><text:span text:style-name="Source_20_Text"><text:span text:style-name="T10"><text:s text:c="4"/>data = JSON.parse(xhr.responseText);</text:span></text:span></text:p>
      <text:p text:style-name="Text_20_body"><text:span text:style-name="Source_20_Text"><text:span text:style-name="T10"><text:s text:c="4"/>console.log(data);</text:span></text:span></text:p>
      <text:p text:style-name="Text_20_body"><text:span text:style-name="Source_20_Text"><text:span text:style-name="T10"><text:s text:c="2"/>} else if (xhr.status === 404) {</text:span></text:span></text:p>
      <text:p text:style-name="Text_20_body"><text:span text:style-name="Source_20_Text"><text:span text:style-name="T10"><text:s text:c="4"/>console.log("No records found");</text:span></text:span></text:p>
      <text:p text:style-name="Text_20_body"><text:span text:style-name="Source_20_Text"><text:span text:style-name="T10"><text:s text:c="2"/>}</text:span></text:span></text:p>
      <text:p text:style-name="Text_20_body"><text:span text:style-name="Source_20_Text"><text:span text:style-name="T10">}</text:span></text:span></text:p>
      <text:p text:style-name="Text_20_body"><text:span text:style-name="Source_20_Text"><text:span text:style-name="T11"/></text:span></text:p>
      <text:h text:style-name="P14" text:outline-level="1"><text:bookmark-start text:name="__RefHeading___Toc242_2450977963"/><text:span text:style-name="Source_20_Text"><text:span text:style-name="T17">Mise en oeuvre</text:span></text:span><text:bookmark-end text:name="__RefHeading___Toc242_2450977963"/></text:h>
      <text:p text:style-name="P24"><text:span text:style-name="Source_20_Text"><text:span text:style-name="T19"/></text:span></text:p>
      <text:h text:style-name="Heading_20_2" text:outline-level="2"><text:bookmark-start text:name="__RefHeading___Toc244_2450977963"/><text:span text:style-name="Source_20_Text"><text:span text:style-name="T16">La liste</text:span></text:span><text:bookmark-end text:name="__RefHeading___Toc244_2450977963"/></text:h>
      <text:p text:style-name="Text_20_body"><text:span text:style-name="Source_20_Text"><text:span text:style-name="T16"/></text:span></text:p>
      <text:p text:style-name="P24"><text:span text:style-name="Source_20_Text"><text:span text:style-name="T19">Commencez par charger les 100 premiers pokémon et affichez les dans une liste non ordonnée.</text:span></text:span></text:p>
      <text:p text:style-name="P24"><text:span text:style-name="Source_20_Text"><text:span text:style-name="T19">Chaque élément de la liste présentera le nom du pokemon et un bouton permettant de </text:span></text:span><text:span text:style-name="Source_20_Text"><text:span text:style-name="T22">d’afficher le modal.</text:span></text:span></text:p>
      <text:p text:style-name="P24"><text:span text:style-name="Source_20_Text"><text:span text:style-name="T19"/></text:span></text:p>
      <text:p text:style-name="P24"><text:span text:style-name="Source_20_Text"><text:span text:style-name="T19">Ensuite, ajoutez un champ input (type text) qui permettra de filtrer la liste </text:span></text:span><text:span text:style-name="Source_20_Text"><text:span text:style-name="T20">lors de la frappe. L’application doit donc </text:span></text:span><text:span text:style-name="Source_20_Text"><text:span text:style-name="T23">filtrer la liste chaque fois qu’une nouvelle lettre est tapée dans le champs.</text:span></text:span></text:p>
      <text:p text:style-name="P24"><text:span text:style-name="Source_20_Text"><text:span text:style-name="T19"/></text:span></text:p>
      <text:h text:style-name="Heading_20_2" text:outline-level="2"><text:bookmark-start text:name="__RefHeading___Toc246_2450977963"/><text:span text:style-name="Source_20_Text"><text:span text:style-name="T16">Le modal</text:span></text:span><text:bookmark-end text:name="__RefHeading___Toc246_2450977963"/></text:h>
      <text:p text:style-name="Text_20_body"><text:span text:style-name="Source_20_Text"><text:span text:style-name="T16"/></text:span></text:p>
      <text:p text:style-name="P24"><text:span text:style-name="Source_20_Text"><text:span text:style-name="T19">Lorsque la liste et le filtre sont fonctionnels, préparez le modal dans le fichier HTML en le cachant par défaut.</text:span></text:span></text:p>
      <text:p text:style-name="P24"><text:span text:style-name="Source_20_Text"><text:span text:style-name="T19">Lorsque l’on sélectionnera un Pokémon, en appuyant sur le bouton correspondant, vous lancerez une nouvelle requête qui interrogera l’API sur l’endpoint ad-hoc et intègera les données réceptionnées dans l’HTML, pour ensuite afficher le modal.</text:span></text:span></text:p>
      <text:p text:style-name="P24"><text:span text:style-name="Source_20_Text"><text:span text:style-name="T19"/></text:span></text:p>
      <text:p text:style-name="Text_20_body"><text:span text:style-name="Source_20_Text"><text:span text:style-name="T10"/></text:span></text:p>
      <text:p text:style-name="Text_20_body"><text:span text:style-name="Source_20_Text"><text:span text:style-name="T1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i-sans-serif" svg:font-family="ui-sans-serif, system-ui, apple-system, BlinkMacSystemFont, 'Segoe UI', Roboto, 'Helvetica Neue', Arial, 'Noto Sans', sans-serif, 'Apple Color Emoji', 'Segoe UI Emoji', 'Segoe UI Symbol', 'Noto Color Emoj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awasdee" svg:font-family="Sawasdee" style:font-pitch="variable"/>
    <style:font-face style:name="Sawasdee3" svg:font-family="Sawasdee" style:font-adornments="Bold" style:font-pitch="variable"/>
    <style:font-face style:name="Sawasdee1" svg:font-family="Sawasdee" style:font-adornments="Italic" style:font-pitch="variable"/>
    <style:font-face style:name="Sawasdee2" svg:font-family="Sawasde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Sawasdee2" fo:font-family="Sawasdee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wasdee3" fo:font-family="Sawasdee" style:font-style-name="Bold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wasdee2" fo:font-family="Sawasdee" style:font-style-name="Regular" style:font-pitch="variable"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Sawasdee1" fo:font-family="Sawasdee" style:font-style-name="Italic" style:font-pitch="variable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201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Sawasdee2" fo:font-family="Sawasdee" style:font-style-name="Regular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margin-top="0.2in" fo:margin-bottom="0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Sawasdee2" fo:font-family="Sawasdee" style:font-style-name="Regular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.3201in" loext:contextual-spacing="false"/>
      <style:text-properties style:font-name="Sawasdee2" fo:font-family="Sawasdee" style:font-style-name="Regular" style:font-pitch="variable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.1201in" fo:margin-bottom="0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Sawasdee2" fo:font-family="Sawasdee" style:font-style-name="Regular" style:font-pitch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awasdee" officeooo:rsid="005b9318" officeooo:paragraph-rsid="005b9318"/>
    </style:style>
    <style:style style:name="MT1" style:family="text">
      <style:text-properties officeooo:rsid="00821f2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Bartier &amp; Dieleman<text:tab/><text:tab/>v2022-<text:span text:style-name="MT1">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2:51:23.526798374</meta:creation-date>
    <dc:date>2022-12-05T16:53:01.999796479</dc:date>
    <meta:editing-duration>PT19H34M28S</meta:editing-duration>
    <meta:editing-cycles>125</meta:editing-cycles>
    <meta:generator>LibreOffice/6.4.7.2$Linux_X86_64 LibreOffice_project/40$Build-2</meta:generator>
    <meta:document-statistic meta:table-count="0" meta:image-count="0" meta:object-count="0" meta:page-count="5" meta:paragraph-count="47" meta:word-count="315" meta:character-count="1973" meta:non-whitespace-character-count="1690"/>
  </office:meta>
</office:document-meta>
</file>